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15589a" officeooo:paragraph-rsid="0015589a" style:font-size-asian="12.25pt" style:font-size-complex="14pt"/>
    </style:style>
    <style:style style:name="P2" style:family="paragraph" style:parent-style-name="Standard" style:list-style-name="L1">
      <style:text-properties fo:font-size="12pt" officeooo:rsid="0015589a" officeooo:paragraph-rsid="0015589a" style:font-size-asian="10.5pt" style:font-size-complex="12pt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de </text:p>
      <text:list xml:id="list75597288" text:style-name="L1">
        <text:list-item>
          <text:p text:style-name="P2">if you want to use import statement in place of require use type module in package.json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7:03:48.505205662</meta:creation-date>
    <dc:date>2023-10-26T17:05:50.083321819</dc:date>
    <meta:editing-duration>PT2M2S</meta:editing-duration>
    <meta:editing-cycles>1</meta:editing-cycles>
    <meta:document-statistic meta:table-count="0" meta:image-count="0" meta:object-count="0" meta:page-count="1" meta:paragraph-count="3" meta:word-count="19" meta:character-count="94" meta:non-whitespace-character-count="78"/>
    <meta:generator>LibreOffice/7.3.7.2$Linux_X86_64 LibreOffice_project/30$Build-2</meta:generator>
  </office:meta>
</office:document-meta>
</file>